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20pt" officeooo:rsid="0005f1f3" officeooo:paragraph-rsid="0005f1f3" style:font-size-asian="17.5pt" style:font-size-complex="20pt"/>
    </style:style>
    <style:style style:name="P3" style:family="paragraph" style:parent-style-name="Standard">
      <style:paragraph-properties fo:text-align="center" style:justify-single-word="false"/>
      <style:text-properties fo:font-size="15pt" officeooo:rsid="0005f1f3" officeooo:paragraph-rsid="0005f1f3" style:font-size-asian="13.1000003814697pt" style:font-size-complex="15pt"/>
    </style:style>
    <style:style style:name="P4" style:family="paragraph" style:parent-style-name="Standard">
      <style:paragraph-properties fo:break-before="page"/>
      <style:text-properties fo:font-size="10pt" officeooo:paragraph-rsid="000417cd" style:font-size-asian="10pt" style:font-size-complex="10pt"/>
    </style:style>
    <style:style style:name="T1" style:family="text">
      <style:text-properties officeooo:rsid="000417cd"/>
    </style:style>
    <style:style style:name="T2" style:family="text">
      <style:text-properties fo:font-variant="normal" fo:text-transform="none" fo:color="#222222" style:font-name="Arial" fo:font-size="7.80000019073486pt" fo:letter-spacing="normal" fo:font-style="normal" fo:font-weight="normal"/>
    </style:style>
    <style:style style:name="T3" style:family="text">
      <style:text-properties fo:font-variant="normal" fo:text-transform="none" fo:color="#222222" style:font-name="Arial" fo:letter-spacing="normal" fo:font-style="normal" fo:font-weight="normal"/>
    </style:style>
    <style:style style:name="T4" style:family="text">
      <style:text-properties fo:font-variant="normal" fo:text-transform="none" fo:color="#222222" fo:letter-spacing="normal"/>
    </style:style>
    <style:style style:name="T5" style:family="text">
      <style:text-properties fo:color="#222222" style:font-name="Arial" fo:font-size="7.80000019073486pt" fo:letter-spacing="normal" fo:font-style="italic" fo:font-weight="normal"/>
    </style:style>
    <style:style style:name="T6" style:family="text">
      <style:text-properties fo:color="#222222" style:font-name="Arial" fo:letter-spacing="normal" fo:font-style="italic" fo:font-weight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Ciclo de Vida Analítico del Dato</text:p>
      <text:p text:style-name="P3">Persistencia, Buscadores y Arquitectura</text:p>
      <text:p text:style-name="P4"><text:span text:style-name="T1">[1] </text:span><text:span text:style-name="T3">Xu, Qifa, Liukai Wang, Cuixia Jiang, and Yezheng Liu. "A novel (U) MIDAS-SVR model with multi-source market sentiment for forecasting stock returns." </text:span><text:span text:style-name="T6">Neural Computing and Applications</text:span><text:span text:style-name="T4"> </text:span><text:span text:style-name="T3">32, no. 10 (2020): 5875-5888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5T20:08:32.579808172</meta:creation-date>
    <dc:date>2022-04-25T20:10:58.984867305</dc:date>
    <meta:editing-duration>PT2M26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2" meta:paragraph-count="3" meta:word-count="42" meta:character-count="288" meta:non-whitespace-character-count="249"/>
  </office:meta>
</office:document-meta>
</file>